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46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Bean1.setLocation( int [ ]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1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1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1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Country(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1.setCountry(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1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Location( int [ ]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465.f_test_for_issue_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Bean1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1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